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7.009cm" fo:margin-left="0cm" table:align="left"/>
    </style:style>
    <style:style style:name="Tabelle1.A" style:family="table-column">
      <style:table-column-properties style:column-width="6.105cm"/>
    </style:style>
    <style:style style:name="Tabelle1.B" style:family="table-column">
      <style:table-column-properties style:column-width="5.636cm"/>
    </style:style>
    <style:style style:name="Tabelle1.C" style:family="table-column">
      <style:table-column-properties style:column-width="1.856cm"/>
    </style:style>
    <style:style style:name="Tabelle1.D" style:family="table-column">
      <style:table-column-properties style:column-width="3.413cm"/>
    </style:style>
    <style:style style:name="Tabelle1.A1" style:family="table-cell">
      <style:table-cell-properties style:vertical-align="middle" fo:padding-left="0.132cm" fo:padding-right="0.132cm" fo:padding-top="0.049cm" fo:padding-bottom="0.049cm" fo:border="0.05pt solid #000000"/>
    </style:style>
    <style:style style:name="P1" style:family="paragraph" style:parent-style-name="Text_20_body">
      <style:text-properties officeooo:paragraph-rsid="0007719f"/>
    </style:style>
    <style:style style:name="P2" style:family="paragraph" style:parent-style-name="Text_20_body">
      <style:text-properties officeooo:paragraph-rsid="0004db9c"/>
    </style:style>
    <style:style style:name="P3" style:family="paragraph" style:parent-style-name="Text_20_body">
      <style:text-properties officeooo:rsid="0006b547" officeooo:paragraph-rsid="0006b547"/>
    </style:style>
    <style:style style:name="P4" style:family="paragraph" style:parent-style-name="Text_20_body">
      <style:text-properties officeooo:rsid="0006b547" officeooo:paragraph-rsid="0007719f"/>
    </style:style>
    <style:style style:name="P5" style:family="paragraph" style:parent-style-name="Text_20_body">
      <style:text-properties officeooo:rsid="0007719f" officeooo:paragraph-rsid="0007719f"/>
    </style:style>
    <style:style style:name="P6" style:family="paragraph" style:parent-style-name="Text_20_body">
      <style:text-properties officeooo:rsid="00085910" officeooo:paragraph-rsid="00085910"/>
    </style:style>
    <style:style style:name="P7" style:family="paragraph" style:parent-style-name="Text_20_body">
      <style:text-properties officeooo:paragraph-rsid="00085910"/>
    </style:style>
    <style:style style:name="P8" style:family="paragraph" style:parent-style-name="Table_20_Heading">
      <style:paragraph-properties fo:margin-top="0cm" fo:margin-bottom="0cm" loext:contextual-spacing="false" fo:text-align="start" style:justify-single-word="false"/>
      <style:text-properties officeooo:paragraph-rsid="0007719f"/>
    </style:style>
    <style:style style:name="P9" style:family="paragraph" style:parent-style-name="Table_20_Heading">
      <style:text-properties officeooo:paragraph-rsid="0007719f"/>
    </style:style>
    <style:style style:name="P10"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officeooo:paragraph-rsid="0007719f"/>
    </style:style>
    <style:style style:name="P11" style:family="paragraph" style:parent-style-name="Table_20_Contents">
      <style:paragraph-properties fo:text-align="end" style:justify-single-word="false"/>
      <style:text-properties officeooo:paragraph-rsid="0007719f"/>
    </style:style>
    <style:style style:name="P12" style:family="paragraph" style:parent-style-name="Table_20_Contents">
      <style:text-properties officeooo:paragraph-rsid="0007719f"/>
    </style:style>
    <style:style style:name="P13" style:family="paragraph" style:parent-style-name="code">
      <style:text-properties officeooo:paragraph-rsid="00085910"/>
    </style:style>
    <style:style style:name="P14" style:family="paragraph" style:parent-style-name="code">
      <style:text-properties officeooo:rsid="00085910" officeooo:paragraph-rsid="00085910"/>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7cm" style:type="right" style:leader-style="dotted" style:leader-text="."/>
        </style:tab-stops>
      </style:paragraph-properties>
    </style:style>
    <style:style style:name="P17" style:family="paragraph" style:parent-style-name="Contents_20_4">
      <style:paragraph-properties>
        <style:tab-stops>
          <style:tab-stop style:position="15.503cm" style:type="right" style:leader-style="dotted" style:leader-text="."/>
        </style:tab-stops>
      </style:paragraph-properties>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Text_20_body" style:list-style-name="L1">
      <style:text-properties officeooo:paragraph-rsid="0007719f"/>
    </style:style>
    <style:style style:name="P20" style:family="paragraph" style:parent-style-name="Text_20_body" style:list-style-name="L2">
      <style:text-properties officeooo:paragraph-rsid="0007719f"/>
    </style:style>
    <style:style style:name="P21" style:family="paragraph" style:parent-style-name="Text_20_body" style:list-style-name="L3">
      <style:text-properties officeooo:paragraph-rsid="0007719f"/>
    </style:style>
    <style:style style:name="P22" style:family="paragraph" style:parent-style-name="Text_20_body" style:list-style-name="L4">
      <style:text-properties officeooo:paragraph-rsid="0007719f"/>
    </style:style>
    <style:style style:name="P23" style:family="paragraph" style:parent-style-name="Text_20_body" style:list-style-name="L5">
      <style:text-properties officeooo:paragraph-rsid="0007719f"/>
    </style:style>
    <style:style style:name="P24" style:family="paragraph" style:parent-style-name="Text_20_body" style:list-style-name="L2">
      <style:paragraph-properties fo:margin-top="0cm" fo:margin-bottom="0cm" loext:contextual-spacing="false"/>
      <style:text-properties officeooo:paragraph-rsid="0007719f"/>
    </style:style>
    <style:style style:name="P25" style:family="paragraph" style:parent-style-name="Text_20_body" style:list-style-name="L4">
      <style:paragraph-properties fo:margin-top="0cm" fo:margin-bottom="0cm" loext:contextual-spacing="false"/>
      <style:text-properties officeooo:paragraph-rsid="0007719f"/>
    </style:style>
    <style:style style:name="P26" style:family="paragraph" style:parent-style-name="Heading_20_3">
      <style:text-properties officeooo:paragraph-rsid="0007719f"/>
    </style:style>
    <style:style style:name="P27" style:family="paragraph" style:parent-style-name="Heading_20_3">
      <style:text-properties officeooo:paragraph-rsid="00085910"/>
    </style:style>
    <style:style style:name="P28" style:family="paragraph" style:parent-style-name="Heading_20_1">
      <style:text-properties officeooo:rsid="0004db9c" officeooo:paragraph-rsid="0004db9c"/>
    </style:style>
    <style:style style:name="T1" style:family="text">
      <style:text-properties officeooo:rsid="0006b547"/>
    </style:style>
    <style:style style:name="T2" style:family="text">
      <style:text-properties officeooo:rsid="0007719f"/>
    </style:style>
    <style:style style:name="T3" style:family="text">
      <style:text-properties officeooo:rsid="00085910"/>
    </style:style>
    <style:style style:name="T4" style:family="text">
      <style:text-properties fo:font-weight="bold" fo:background-color="#ffff00" loext:char-shading-value="0" style:font-weight-asian="bold" style:font-weight-complex="bold"/>
    </style:style>
    <style:style style:name="T5" style:family="text">
      <style:text-properties fo:font-weight="bold" officeooo:rsid="00085910" fo:background-color="#ffff00" loext:char-shading-value="0" style:font-weight-asian="bold" style:font-weight-complex="bold"/>
    </style:style>
    <style:style style:name="T6" style:family="text">
      <style:text-properties fo:font-weight="bold" officeooo:rsid="0006b547" fo:background-color="#ffff00" loext:char-shading-value="0" style:font-weight-asian="bold" style:font-weight-complex="bol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15"><text:a xlink:type="simple" xlink:href="#__RefHeading__122_402729449" text:style-name="Internet_20_link" text:visited-style-name="Internet_20_link">1. </text:a>Aufgabe: Diplomarbeiten Datenbank<text:tab/>1</text:p>
          <text:p text:style-name="P16"><text:a xlink:type="simple" xlink:href="#__RefHeading___Toc598_1747195696" text:style-name="Internet_20_link" text:visited-style-name="Internet_20_link">1.1. </text:a>Aufgabe 1: ER-Diagramm zur Verwaltung der Diplomarbeiten<text:tab/>1</text:p>
          <text:p text:style-name="P18"><text:a xlink:type="simple" xlink:href="#__RefHeading___Toc600_1747195696" text:style-name="Internet_20_link" text:visited-style-name="Internet_20_link">1.1.1. </text:a>Input/Vorgaben – Teil I<text:tab/>1</text:p>
          <text:p text:style-name="P18"><text:a xlink:type="simple" xlink:href="#__RefHeading___Toc602_1747195696" text:style-name="Internet_20_link" text:visited-style-name="Internet_20_link">1.1.2. </text:a>Input/Vorgaben - Teil II<text:tab/>2</text:p>
          <text:p text:style-name="P18"><text:a xlink:type="simple" xlink:href="#__RefHeading___Toc604_1747195696" text:style-name="Internet_20_link" text:visited-style-name="Internet_20_link">1.1.3. </text:a>Input / Vorlagen – Teil III<text:tab/>2</text:p>
          <text:p text:style-name="P17"><text:a xlink:type="simple" xlink:href="#__RefHeading__124_402729449" text:style-name="Internet_20_link" text:visited-style-name="Internet_20_link">1.1.3.1</text:a>Schule<text:tab/>2</text:p>
          <text:p text:style-name="P17"><text:a xlink:type="simple" xlink:href="#__RefHeading__126_402729449" text:style-name="Internet_20_link" text:visited-style-name="Internet_20_link">1.1.3.2</text:a>Abteilung(en)<text:tab/>2</text:p>
          <text:p text:style-name="P17"><text:a xlink:type="simple" xlink:href="#__RefHeading__128_402729449" text:style-name="Internet_20_link" text:visited-style-name="Internet_20_link">1.1.3.3</text:a>AV<text:tab/>2</text:p>
          <text:p text:style-name="P17"><text:a xlink:type="simple" xlink:href="#__RefHeading__130_402729449" text:style-name="Internet_20_link" text:visited-style-name="Internet_20_link">1.1.3.4</text:a>Ausbildungsschwerpunkt/-zweig<text:tab/>2</text:p>
          <text:p text:style-name="P17"><text:a xlink:type="simple" xlink:href="#__RefHeading__132_402729449" text:style-name="Internet_20_link" text:visited-style-name="Internet_20_link">1.1.3.5</text:a>Reifeprüfung<text:tab/>2</text:p>
          <text:p text:style-name="P17"><text:a xlink:type="simple" xlink:href="#__RefHeading__134_402729449" text:style-name="Internet_20_link" text:visited-style-name="Internet_20_link">1.1.3.6</text:a>Betreuer/innen<text:tab/>2</text:p>
          <text:p text:style-name="P17"><text:a xlink:type="simple" xlink:href="#__RefHeading__136_402729449" text:style-name="Internet_20_link" text:visited-style-name="Internet_20_link">1.1.3.7</text:a>Projektteam (Arbeitsaufwand)<text:tab/>3</text:p>
          <text:p text:style-name="P17"><text:a xlink:type="simple" xlink:href="#__RefHeading__138_402729449" text:style-name="Internet_20_link" text:visited-style-name="Internet_20_link">1.1.3.8</text:a>Projektpartner<text:tab/>3</text:p>
          <text:p text:style-name="P17"><text:a xlink:type="simple" xlink:href="#__RefHeading__140_402729449" text:style-name="Internet_20_link" text:visited-style-name="Internet_20_link">1.1.3.9</text:a>Aufgabenstellung<text:tab/>3</text:p>
          <text:p text:style-name="P17"><text:a xlink:type="simple" xlink:href="#__RefHeading__142_402729449" text:style-name="Internet_20_link" text:visited-style-name="Internet_20_link">1.1.3.10</text:a>Zielsetzung<text:tab/>3</text:p>
          <text:p text:style-name="P17"><text:a xlink:type="simple" xlink:href="#__RefHeading__144_402729449" text:style-name="Internet_20_link" text:visited-style-name="Internet_20_link">1.1.3.11</text:a>geplantes Ergebnis<text:tab/>3</text:p>
          <text:p text:style-name="P17"><text:a xlink:type="simple" xlink:href="#__RefHeading__146_402729449" text:style-name="Internet_20_link" text:visited-style-name="Internet_20_link">1.1.3.12</text:a>Meilenstein (stichwortartige Auflistung, höchstens 6 Punkte)<text:tab/>3</text:p>
          <text:p text:style-name="P17"><text:a xlink:type="simple" xlink:href="#__RefHeading__148_402729449" text:style-name="Internet_20_link" text:visited-style-name="Internet_20_link">1.1.3.13</text:a>Rechtliche Regelung (mit dem/den Projektpartner/n erfolgt durch)<text:tab/>3</text:p>
          <text:p text:style-name="P17"><text:a xlink:type="simple" xlink:href="#__RefHeading__150_402729449" text:style-name="Internet_20_link" text:visited-style-name="Internet_20_link">1.1.3.14</text:a>Dokumente<text:tab/>4</text:p>
          <text:p text:style-name="P17"><text:a xlink:type="simple" xlink:href="#__RefHeading__152_402729449" text:style-name="Internet_20_link" text:visited-style-name="Internet_20_link">1.1.3.15</text:a>Finaler Titel der Arbeit - Deutsch<text:tab/>4</text:p>
          <text:p text:style-name="P17"><text:a xlink:type="simple" xlink:href="#__RefHeading__154_402729449" text:style-name="Internet_20_link" text:visited-style-name="Internet_20_link">1.1.3.16</text:a>Finaler Titel - Englisch<text:tab/>4</text:p>
          <text:p text:style-name="P17"><text:a xlink:type="simple" xlink:href="#__RefHeading__156_402729449" text:style-name="Internet_20_link" text:visited-style-name="Internet_20_link">1.1.3.17</text:a>Kurzfassung(Abstract) - Deutsch<text:tab/>4</text:p>
          <text:p text:style-name="P17"><text:a xlink:type="simple" xlink:href="#__RefHeading__158_402729449" text:style-name="Internet_20_link" text:visited-style-name="Internet_20_link">1.1.3.18</text:a>Kurzfassung(Abstract) - Englisch<text:tab/>4</text:p>
          <text:p text:style-name="P17"><text:a xlink:type="simple" xlink:href="#__RefHeading__160_402729449" text:style-name="Internet_20_link" text:visited-style-name="Internet_20_link">1.1.3.19</text:a>Typ<text:tab/>5</text:p>
          <text:p text:style-name="P17"><text:a xlink:type="simple" xlink:href="#__RefHeading__162_402729449" text:style-name="Internet_20_link" text:visited-style-name="Internet_20_link">1.1.3.20</text:a>Sperrvermerk<text:tab/>5</text:p>
          <text:p text:style-name="P16"><text:a xlink:type="simple" xlink:href="#__RefHeading___Toc606_1747195696" text:style-name="Internet_20_link" text:visited-style-name="Internet_20_link">1.2. </text:a>AUFGABE 2: DA-Datenbank und sql-ddl erstellen<text:tab/>5</text:p>
          <text:p text:style-name="P18"><text:a xlink:type="simple" xlink:href="#__RefHeading___Toc502_1501606415" text:style-name="Internet_20_link" text:visited-style-name="Internet_20_link">1.2.1. </text:a>Hinweis: SQL-DDL<text:tab/>5</text:p>
          <text:p text:style-name="P16"><text:a xlink:type="simple" xlink:href="#__RefHeading___Toc505_1501606415" text:style-name="Internet_20_link" text:visited-style-name="Internet_20_link">1.3. </text:a>ABGABE: is_da_MUSTERMANN_4XHEL.sql<text:tab/>6</text:p>
        </text:index-body>
      </text:table-of-content>
      <text:p text:style-name="Text_20_body"/>
      <text:h text:style-name="P28" text:outline-level="1" text:restart-numbering="true" text:start-value="-1"><text:bookmark-start text:name="__RefHeading__122_402729449"/>Aufgabe: Diplomarbeiten Datenbank<text:bookmark-end text:name="__RefHeading__122_402729449"/></text:h>
      <text:p text:style-name="P2"/>
      <text:h text:style-name="Heading_20_2" text:outline-level="2"><text:bookmark-start text:name="__RefHeading___Toc598_1747195696"/>Aufgabe 1: ER-Diagramm zur Verwaltung der Diplomarbeiten<text:bookmark-end text:name="__RefHeading___Toc598_1747195696"/></text:h>
      <text:h text:style-name="Heading_20_3" text:outline-level="3"><text:bookmark-start text:name="__RefHeading___Toc600_1747195696"/>Input/Vorgaben – Teil I<text:bookmark-end text:name="__RefHeading___Toc600_1747195696"/></text:h>
      <text:p text:style-name="P3">Beachten Sie das folg. Ergebnis einer Brainstorming-Sitzung. (Bei unklaren Angaben bitte nachfragen.)</text:p>
      <text:p text:style-name="P3">* Diplomarbeit (DA abgekürzt),</text:p>
      <text:p text:style-name="P3">* DA Titel</text:p>
      <text:p text:style-name="P3">* Kurztitel</text:p>
      <text:p text:style-name="P3">* Ist-Zustand</text:p>
      <text:p text:style-name="P3">* Aufgabenstellung (deutsch, englisch)</text:p>
      <text:p text:style-name="P3">* Ziele</text:p>
      <text:p text:style-name="P3">* Ergebnisse</text:p>
      <text:p text:style-name="P3">* Datum</text:p>
      <text:p text:style-name="P3">* SchülerInnen/Team</text:p>
      <text:p text:style-name="P3"><text:soft-page-break/>* Projekt/DA-Leiter</text:p>
      <text:p text:style-name="P3">* Schule/Abteilung</text:p>
      <text:p text:style-name="P3">* DA-Antrag</text:p>
      <text:p text:style-name="P3">* Meilensteine</text:p>
      <text:p text:style-name="P3">* Sperrvermerk</text:p>
      <text:p text:style-name="P3">* Kooperationspartner</text:p>
      <text:p text:style-name="P3"/>
      <text:h text:style-name="Heading_20_3" text:outline-level="3"><text:bookmark-start text:name="__RefHeading___Toc602_1747195696"/>Input/Vorgaben - Teil II<text:bookmark-end text:name="__RefHeading___Toc602_1747195696"/></text:h>
      <text:p text:style-name="P3">Sie haben vom AV eine Excel-Datei erhalten, die in den nächsten Wochen auszufüllen ist. </text:p>
      <text:p text:style-name="P3"/>
      <text:p text:style-name="P3">* Tragen Sie Ihr Projekt dort ein und </text:p>
      <text:p text:style-name="P3">* passen Sie Ihr ERD gegebenenfalls an.</text:p>
      <text:p text:style-name="P3"/>
      <text:p text:style-name="P1"/>
      <text:h text:style-name="P26" text:outline-level="3"><text:bookmark-start text:name="__RefHeading___Toc604_1747195696"/>Input / Vorlagen – Teil III<text:bookmark-end text:name="__RefHeading___Toc604_1747195696"/></text:h>
      <text:p text:style-name="P4">Unter <text:a xlink:type="simple" xlink:href="https://diplomarbeiten.berufsbildendeschulen.at/" text:style-name="Internet_20_link" text:visited-style-name="Visited_20_Internet_20_Link">https://diplomarbeiten.berufsbildendeschulen.at/</text:a> finden Sie ein Erfassungsformular, das Sie im kommenden <text:span text:style-name="T2">Schuljahr ausfüllen werden.</text:span></text:p>
      <text:p text:style-name="P4"/>
      <text:p text:style-name="P5">Hier nun ein bereits ausgefülltes Formular.</text:p>
      <text:p text:style-name="P4"/>
      <text:h text:style-name="Heading_20_4" text:outline-level="4"><text:bookmark-start text:name="__RefHeading__124_402729449"/>Schule<text:bookmark-end text:name="__RefHeading__124_402729449"/></text:h>
      <text:p text:style-name="P1">Höhere technische Bundeslehr- und Versuchsanstalt SALZBURG</text:p>
      <text:h text:style-name="Heading_20_4" text:outline-level="4"><text:bookmark-start text:name="__RefHeading__126_402729449"/>Abteilung(en)<text:bookmark-end text:name="__RefHeading__126_402729449"/></text:h>
      <text:p text:style-name="P1">Hauptverantwortlich: Elektronik und BioMed</text:p>
      <text:h text:style-name="Heading_20_4" text:outline-level="4"><text:bookmark-start text:name="__RefHeading__128_402729449"/>AV<text:bookmark-end text:name="__RefHeading__128_402729449"/></text:h>
      <text:p text:style-name="P1">Hauptverantwortlich: Karl Heinz Steiner</text:p>
      <text:h text:style-name="Heading_20_4" text:outline-level="4"><text:bookmark-start text:name="__RefHeading__130_402729449"/>Ausbildungsschwerpunkt/-zweig<text:bookmark-end text:name="__RefHeading__130_402729449"/></text:h>
      <text:p text:style-name="P1">5BHEL</text:p>
      <text:h text:style-name="Heading_20_4" text:outline-level="4"><text:bookmark-start text:name="__RefHeading__132_402729449"/>Reifeprüfung<text:bookmark-end text:name="__RefHeading__132_402729449"/></text:h>
      <text:p text:style-name="P1">2016</text:p>
      <text:h text:style-name="Heading_20_4" text:outline-level="4"><text:bookmark-start text:name="__RefHeading__134_402729449"/>Betreuer/innen<text:bookmark-end text:name="__RefHeading__134_402729449"/></text:h>
      <text:p text:style-name="P1">Hauptverantwortlich: Anton Hofmann</text:p>
      <text:h text:style-name="Heading_20_4" text:outline-level="4"><text:bookmark-start text:name="__RefHeading__136_402729449"/>Projektteam (Arbeitsaufwand)<text:bookmark-end text:name="__RefHeading__136_402729449"/></text:h>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0">Name</text:p>
          </table:table-cell>
          <table:table-cell table:style-name="Tabelle1.A1" office:value-type="string">
            <text:p text:style-name="P10">Subthema</text:p>
          </table:table-cell>
          <table:table-cell table:style-name="Tabelle1.A1" office:value-type="string">
            <text:p text:style-name="P8">Klasse</text:p>
          </table:table-cell>
          <table:table-cell table:style-name="Tabelle1.A1" office:value-type="string">
            <text:p text:style-name="P9">Arbeitsaufwand</text:p>
          </table:table-cell>
        </table:table-row>
        <text:soft-page-break/>
        <table:table-row>
          <table:table-cell table:style-name="Tabelle1.A1" office:value-type="string">
            <text:p text:style-name="P12">Matthäus Mayr (Hauptverantwortlich)</text:p>
          </table:table-cell>
          <table:table-cell table:style-name="Tabelle1.A1" office:value-type="string">
            <text:p text:style-name="P12">Ausfallsicherheit bei Netzwerken</text:p>
          </table:table-cell>
          <table:table-cell table:style-name="Tabelle1.A1" office:value-type="string">
            <text:p text:style-name="P12">5BHEL</text:p>
          </table:table-cell>
          <table:table-cell table:style-name="Tabelle1.A1" office:value-type="string">
            <text:p text:style-name="P11">180 Stunden</text:p>
          </table:table-cell>
        </table:table-row>
        <table:table-row>
          <table:table-cell table:style-name="Tabelle1.A1" office:value-type="string">
            <text:p text:style-name="P12">Marcell Haritopoulos</text:p>
          </table:table-cell>
          <table:table-cell table:style-name="Tabelle1.A1" office:value-type="string">
            <text:p text:style-name="P12">Systemsicherheit mit SELinux</text:p>
          </table:table-cell>
          <table:table-cell table:style-name="Tabelle1.A1" office:value-type="string">
            <text:p text:style-name="P12">5BHEL</text:p>
          </table:table-cell>
          <table:table-cell table:style-name="Tabelle1.A1" office:value-type="string">
            <text:p text:style-name="P11">180 Stunden</text:p>
          </table:table-cell>
        </table:table-row>
      </table:table>
      <text:h text:style-name="Heading_20_4" text:outline-level="4"><text:bookmark-start text:name="__RefHeading__138_402729449"/>Projektpartner<text:bookmark-end text:name="__RefHeading__138_402729449"/></text:h>
      <text:p text:style-name="P1">Flexit GmbH<text:line-break/>Bräuhausstr. 14, GF: Gottfried Grundler</text:p>
      <text:h text:style-name="Heading_20_4" text:outline-level="4"><text:bookmark-start text:name="__RefHeading__140_402729449"/>Aufgabenstellung<text:bookmark-end text:name="__RefHeading__140_402729449"/></text:h>
      <text:p text:style-name="P1">Es muss einerseits ein intelligentes <text:span text:style-name="Strong_20_Emphasis">Brandmeldesystem</text:span> und andererseits ein <text:span text:style-name="Strong_20_Emphasis">Brandfolgesystem</text:span> entsprechend den <text:span text:style-name="Strong_20_Emphasis">aktuellen Normierungen</text:span> entwickelt werden. Dabei ist auf <text:span text:style-name="Strong_20_Emphasis">Hochverfügbarkeit</text:span> und <text:span text:style-name="Strong_20_Emphasis">Zuverlässigkeit</text:span> zu achten.</text:p>
      <text:p text:style-name="P1">Das System hat folgende Komponenten zu realisieren:</text:p>
      <text:list xml:id="list305085838" text:style-name="L1">
        <text:list-item>
          <text:p text:style-name="P19">Einem Server, der </text:p>
        </text:list-item>
      </text:list>
      <text:list xml:id="list2340084583" text:style-name="L2">
        <text:list-item>
          <text:p text:style-name="P24">die Messdaten verarbeitet, </text:p>
        </text:list-item>
        <text:list-item>
          <text:p text:style-name="P24">Fluchtwege berechnet, </text:p>
        </text:list-item>
        <text:list-item>
          <text:p text:style-name="P24">die Feuerwehr verständigt und </text:p>
        </text:list-item>
        <text:list-item>
          <text:p text:style-name="P20">ihr Daten zur Verfügung stellt. </text:p>
        </text:list-item>
      </text:list>
      <text:list xml:id="list697145870" text:style-name="L3">
        <text:list-item>
          <text:p text:style-name="P21">Mehreren Clients, die </text:p>
        </text:list-item>
      </text:list>
      <text:list xml:id="list1680471449" text:style-name="L4">
        <text:list-item>
          <text:p text:style-name="P25">die Luft (Temperatur, Rauchmelder, ...) messen, </text:p>
        </text:list-item>
        <text:list-item>
          <text:p text:style-name="P25">die Fluchtrichtung anzeigen (oder andere Inhalte, falls kein Alarm ausgelöst wurde) und </text:p>
        </text:list-item>
        <text:list-item>
          <text:p text:style-name="P22">die Fluchtrichtung akustisch ausgeben. </text:p>
        </text:list-item>
      </text:list>
      <text:h text:style-name="Heading_20_4" text:outline-level="4"><text:bookmark-start text:name="__RefHeading__142_402729449"/>Zielsetzung<text:bookmark-end text:name="__RefHeading__142_402729449"/></text:h>
      <text:p text:style-name="P1">Das Brandfolgesystem muss auf intelligente Weise die<text:span text:style-name="Strong_20_Emphasis"> Menschen aktiv von den Gefahrenquellen wegleiten</text:span>.<text:line-break/>Das Brandmeldesystem muss die <text:span text:style-name="Strong_20_Emphasis">Feuerwehr mit Informationen über den Brand versorgen</text:span>.</text:p>
      <text:h text:style-name="Heading_20_4" text:outline-level="4"><text:bookmark-start text:name="__RefHeading__144_402729449"/>geplantes Ergebnis<text:bookmark-end text:name="__RefHeading__144_402729449"/></text:h>
      <text:p text:style-name="P1">Das geplante Ergebnis ist ein <text:span text:style-name="Strong_20_Emphasis">intelligentes System (Hard- und Software)</text:span>, das die Evakuierung von Menschen im Brandfall mit größtmöglicher Effizienz gewährleistet und so Leben rettet.</text:p>
      <text:h text:style-name="Heading_20_4" text:outline-level="4"><text:bookmark-start text:name="__RefHeading__146_402729449"/>Meilenstein (stichwortartige Auflistung, höchstens 6 Punkte)<text:bookmark-end text:name="__RefHeading__146_402729449"/></text:h>
      <text:p text:style-name="P1">11.11.2015 1. Review </text:p>
      <text:p text:style-name="P1">23.12.2015 2. Review </text:p>
      <text:p text:style-name="P1">22.01.2016 1. Präsentation </text:p>
      <text:p text:style-name="P1">17.02.2016 3. Review </text:p>
      <text:p text:style-name="P1">16.03.2016 4. Review </text:p>
      <text:h text:style-name="Heading_20_4" text:outline-level="4"><text:bookmark-start text:name="__RefHeading__148_402729449"/>Rechtliche Regelung (mit dem/den Projektpartner/n erfolgt durch)<text:bookmark-end text:name="__RefHeading__148_402729449"/></text:h>
      <text:p text:style-name="P1">Die Firma Flexit ist nur in beratender Funktion tätig und vertraglich nicht gebunden.</text:p>
      <text:h text:style-name="Heading_20_4" text:outline-level="4"><text:bookmark-start text:name="__RefHeading__150_402729449"/>Dokumente<text:bookmark-end text:name="__RefHeading__150_402729449"/></text:h>
      <text:list xml:id="list3535020188" text:style-name="L5">
        <text:list-item>
          <text:p text:style-name="P23"><text:a xlink:type="simple" xlink:href="https://diplomarbeiten.berufsbildendeschulen.at/Files/Get/8841" text:style-name="Internet_20_link" text:visited-style-name="Visited_20_Internet_20_Link">EklaerungMayrHaritopoulos.pdf</text:a> </text:p>
        </text:list-item>
      </text:list>
      <text:h text:style-name="Heading_20_4" text:outline-level="4"><text:bookmark-start text:name="__RefHeading__152_402729449"/><text:soft-page-break/>Finaler Titel der Arbeit - Deutsch<text:bookmark-end text:name="__RefHeading__152_402729449"/></text:h>
      <text:p text:style-name="P1">rescU - Entwicklung eines intelligenten Brandmelde- und Brandfolgesystems</text:p>
      <text:h text:style-name="Heading_20_4" text:outline-level="4"><text:bookmark-start text:name="__RefHeading__154_402729449"/>Finaler Titel - Englisch<text:bookmark-end text:name="__RefHeading__154_402729449"/></text:h>
      <text:p text:style-name="P1">rescU - development of an intelligent and innovative fire de- tection and reation system</text:p>
      <text:h text:style-name="Heading_20_4" text:outline-level="4"><text:bookmark-start text:name="__RefHeading__156_402729449"/>Kurzfassung(Abstract) - Deutsch<text:bookmark-end text:name="__RefHeading__156_402729449"/></text:h>
      <text:p text:style-name="P1">Egal, ob in einem Krankenhaus, einem Flughafen, einem Einkaufszentrum oder einem ähnlich großen und stark frequentieren Gebäude: Durch ihre Komplexität werden solche</text:p>
      <text:p text:style-name="P1">Bauwerke schnell unübersichtlich und es kann zu einer großen Herausforderung werden, nicht die Orientierung zu verlieren.</text:p>
      <text:p text:style-name="P1">Im Alltag ist dies zwar störend, im Ernstfall beispielsweise bei einem Brand kann dies aber über Leben und Tod entscheiden.</text:p>
      <text:p text:style-name="P1">Um tragische Zwischenfälle in Zukunft verhindern zu können, haben wir rescU entwickelt. Ein universelles Leitsystem mit dem Fokus auf Evakuierung im Notfall.</text:p>
      <text:p text:style-name="P1">Dieses System ersetzt die allgemein bekannten grünen Fluchtwegs-Anzeigen durch Displays in der Größe eines handelsüblichen Tablets.</text:p>
      <text:p text:style-name="P1">Im Normalfall dient es zur besseren Orientierung, um schneller an ein Ziel innerhalb des Gebäudes zu kommen. Alternativ können allgemeine Informationen angezeigt werden.</text:p>
      <text:p text:style-name="P1">Flughäfen können z. B. Passagiere mit Informationen versorgen oder Kaufhäuser können ihre Kunden über aktuelle Angebote informieren.</text:p>
      <text:p text:style-name="P1">Die Luft wird dauerhaft auf mögliche Gefahren kontrolliert und bei Überschreitung bestimmter Grenzwerte werden Fluchtwege berechnet sowie die Fluchtrichtung angezeigt.</text:p>
      <text:p text:style-name="P1">Sollte ein Fluchtweg nicht mehr benutzbar sein (z. B. wegen Rauchgasen), wird der nächstbeste benutzbare Fluchtweg angezeigt, um weiterhin alle Personen möglichst sicher und schnell zu evakuieren. Um auch blinden und schlecht sehenden Personen eine möglichst schnelle Flucht zu ermöglichen, werden diese akustisch unterstützt.</text:p>
      <text:p text:style-name="P1">Weiters wird die Feuerwehr informiert und erhält einen Plan zum schnellen und einfachen Lokalisieren von Bränden, um sich besser auf den Einsatz vorbereiten zu können.</text:p>
      <text:p text:style-name="P1">Die System zeichnet sich nicht nur durch vielseitige Einsatzmöglichkeiten, sondern auch durch massive Einsparung an Geräten wie Brandmeldern und eine elegante Integration in ein Gebäude aus.</text:p>
      <text:h text:style-name="Heading_20_4" text:outline-level="4"><text:bookmark-start text:name="__RefHeading__158_402729449"/>Kurzfassung(Abstract) - Englisch<text:bookmark-end text:name="__RefHeading__158_402729449"/></text:h>
      <text:p text:style-name="P1">To rescue as many people as possible from a burning building, a system for intelligent evacuation has been developed. By using attached sensors, dangerous conditions are detected and evacuation routes are dynamically calculated to bypass these. The sensor data are stored and are visualized on a Web User Interface. If there is currently no fire in the building, most of the screen area can be used to display various information.</text:p>
      <text:p text:style-name="P1">An intelligent and innovative fire detection and reaction system is developed. The purpose of the system is to calculate dynamic escape routes to evacuate people efficiently.</text:p>
      <text:p text:style-name="P1">We have asked ourselves the following questions:</text:p>
      <text:p text:style-name="P1">• How to get people faster and more safely out of a burning house</text:p>
      <text:p text:style-name="P1">• What matters if handicapped people have to be evacuated</text:p>
      <text:p text:style-name="P1">• How can we support the fire department with additional information</text:p>
      <text:p text:style-name="P1">• How it is possible to detect people more quickly and securely</text:p>
      <text:h text:style-name="Heading_20_4" text:outline-level="4"><text:bookmark-start text:name="__RefHeading__160_402729449"/><text:soft-page-break/>Typ<text:bookmark-end text:name="__RefHeading__160_402729449"/></text:h>
      <text:p text:style-name="P1">Diplomarbeit</text:p>
      <text:h text:style-name="Heading_20_4" text:outline-level="4"><text:bookmark-start text:name="__RefHeading__162_402729449"/>Sperrvermerk<text:bookmark-end text:name="__RefHeading__162_402729449"/></text:h>
      <text:p text:style-name="P1">Nei<text:span text:style-name="T1">n</text:span></text:p>
      <text:p text:style-name="P1"/>
      <text:p text:style-name="P4"/>
      <text:h text:style-name="Heading_20_2" text:outline-level="2"><text:bookmark-start text:name="__RefHeading___Toc606_1747195696"/>AUFGABE 2: DA-Datenbank und sql-ddl erstellen<text:bookmark-end text:name="__RefHeading___Toc606_1747195696"/></text:h>
      <text:p text:style-name="P3">Erstellen Sie auf Ihrem Datenbank-Server:</text:p>
      <text:p text:style-name="P3">* Datenbankname: <text:span text:style-name="T3">is_</text:span>da</text:p>
      <text:p text:style-name="P3">* User: <text:span text:style-name="T3">is_</text:span>da (hat alle Rechte für die Datenbank da)</text:p>
      <text:p text:style-name="P3">* Pwd: comein</text:p>
      <text:p text:style-name="P3">* <text:span text:style-name="T5">is_da</text:span><text:span text:style-name="T4">_MUSTERMANN_4</text:span><text:span text:style-name="T5">X</text:span><text:span text:style-name="T4">HEL.sql</text:span></text:p>
      <text:p text:style-name="P3"><text:tab/>* mit allen sql-Anweisungen, um</text:p>
      <text:p text:style-name="P3"><text:tab/>* die Tabellen zu erzeugen</text:p>
      <text:p text:style-name="P3"><text:tab/>* die referentielle Integrität zu implementieren</text:p>
      <text:p text:style-name="P3"><text:tab/>* Testdaten einzufügen.</text:p>
      <text:p text:style-name="Text_20_body"/>
      <text:h text:style-name="P27" text:outline-level="3"><text:bookmark-start text:name="__RefHeading___Toc502_1501606415"/>Hinweis: SQL-DDL<text:bookmark-end text:name="__RefHeading___Toc502_1501606415"/></text:h>
      <text:p text:style-name="P6">Das folg. SQL-Script kann mit phpmyadmin (als user root) ausgeführt werden.</text:p>
      <text:p text:style-name="P7"/>
      <text:p text:style-name="P6">is_schule.sql (Auszug)</text:p>
      <text:p text:style-name="P13">-- -----------------------------------------------------</text:p>
      <text:p text:style-name="P13">-- <text:span text:style-name="T3">als root ausführen</text:span></text:p>
      <text:p text:style-name="P13">-- </text:p>
      <text:p text:style-name="P13">-- <text:span text:style-name="T3">Datenbank: is_schule</text:span></text:p>
      <text:p text:style-name="P13">-- <text:span text:style-name="T3">User: is_schule</text:span></text:p>
      <text:p text:style-name="P13">-- <text:span text:style-name="T3">Passwd: comein</text:span></text:p>
      <text:p text:style-name="P13">-- -----------------------------------------------------</text:p>
      <text:p text:style-name="P13"/>
      <text:p text:style-name="P13">drop database if exists is_schule;</text:p>
      <text:p text:style-name="P13">create database if not exists is_schule </text:p>
      <text:p text:style-name="P13">DEFAULT CHARACTER SET utf8 COLLATE utf8_general_ci;</text:p>
      <text:p text:style-name="code"/>
      <text:p text:style-name="P13">-- -----------------------------------------------------</text:p>
      <text:p text:style-name="P13">-- <text:span text:style-name="T3">Rechtevergabe</text:span></text:p>
      <text:p text:style-name="P13">-- -----------------------------------------------------</text:p>
      <text:p text:style-name="P13">grant create,drop, references, select,insert,update,delete </text:p>
      <text:p text:style-name="code">on is_schule.* to is_schule@localhost identified by 'comein';</text:p>
      <text:p text:style-name="code"/>
      <text:p text:style-name="code"/>
      <text:p text:style-name="P13">-- -----------------------------------------------------</text:p>
      <text:p text:style-name="P13">-- <text:span text:style-name="T3">Datenbank: is_schule auswählen</text:span></text:p>
      <text:p text:style-name="P13">-- -----------------------------------------------------</text:p>
      <text:p text:style-name="P13">use is_schule;</text:p>
      <text:p text:style-name="code"/>
      <text:p text:style-name="code"/>
      <text:p text:style-name="code"><text:soft-page-break/>-- -----------------------------------------------------</text:p>
      <text:p text:style-name="code">-- Table `is_schule`.`Abteilungen`</text:p>
      <text:p text:style-name="code">-- -----------------------------------------------------</text:p>
      <text:p text:style-name="code">CREATE <text:s/>TABLE IF NOT EXISTS `is_schule`.`Abteilungen` (</text:p>
      <text:p text:style-name="code"><text:tab/>`id`<text:tab/><text:tab/>INT <text:tab/><text:tab/><text:tab/>NOT NULL AUTO_INCREMENT ,</text:p>
      <text:p text:style-name="code"><text:tab/>`name`<text:tab/><text:tab/>VARCHAR(45) <text:tab/>NOT NULL ,</text:p>
      <text:p text:style-name="code"><text:tab/>`vorstand` <text:tab/>VARCHAR(45) <text:tab/>NOT NULL ,</text:p>
      <text:p text:style-name="code"/>
      <text:p text:style-name="code"><text:tab/>PRIMARY KEY (`id`)</text:p>
      <text:p text:style-name="code">)</text:p>
      <text:p text:style-name="code">ENGINE = InnoDB;</text:p>
      <text:p text:style-name="code"/>
      <text:p text:style-name="code"/>
      <text:p text:style-name="code"/>
      <text:p text:style-name="code">-- -----------------------------------------------------</text:p>
      <text:p text:style-name="code">-- Table `is_schule`.`Schueler`</text:p>
      <text:p text:style-name="code">-- -----------------------------------------------------</text:p>
      <text:p text:style-name="code">CREATE <text:s/>TABLE IF NOT EXISTS `is_schule`.`Schueler` (</text:p>
      <text:p text:style-name="code"><text:tab/>`id` <text:tab/><text:tab/><text:tab/>INT <text:tab/><text:tab/><text:tab/>NOT NULL AUTO_INCREMENT ,</text:p>
      <text:p text:style-name="code"><text:tab/>`name` <text:tab/><text:tab/>VARCHAR(45) <text:tab/>NOT NULL ,</text:p>
      <text:p text:style-name="code"><text:tab/>`klasse` <text:tab/><text:tab/>VARCHAR(8) <text:tab/><text:tab/>DEFAULT '4CHELI' ,</text:p>
      <text:p text:style-name="code"/>
      <text:p text:style-name="code"><text:tab/>`id_abt` <text:tab/><text:tab/>INT <text:tab/><text:tab/><text:tab/>NOT NULL,</text:p>
      <text:p text:style-name="code"/>
      <text:p text:style-name="code"><text:tab/>PRIMARY KEY (`id`),</text:p>
      <text:p text:style-name="code"/>
      <text:p text:style-name="code"><text:tab/>constraint sch_abt_fk</text:p>
      <text:p text:style-name="code"><text:tab/>foreign key (id_abt) </text:p>
      <text:p text:style-name="code"><text:tab/>references Abteilungen(id)</text:p>
      <text:p text:style-name="code"><text:tab/>on delete cascade</text:p>
      <text:p text:style-name="code">)</text:p>
      <text:p text:style-name="code">ENGINE = InnoDB;</text:p>
      <text:p text:style-name="code"/>
      <text:p text:style-name="code"/>
      <text:p text:style-name="P14">-- ---------------------------------------------------------</text:p>
      <text:p text:style-name="P14">-- Testdaten einfügen</text:p>
      <text:p text:style-name="P14">-- ---------------------------------------------------------</text:p>
      <text:p text:style-name="P14">insert into Abteilungen (id, name, vorstand)</text:p>
      <text:p text:style-name="P14">values (1, 'Elektronik', 'Prof. Steiner');</text:p>
      <text:p text:style-name="P14"/>
      <text:p text:style-name="P14">insert into Abteilungen (id, name, vorstand)</text:p>
      <text:p text:style-name="P14">values (2, 'Elektrotechnik', 'Prof Eder');</text:p>
      <text:p text:style-name="P14"/>
      <text:p text:style-name="P14">insert into Abteilungen (id, name, vorstand)</text:p>
      <text:p text:style-name="P14">values (3, 'Design' , 'Prof. Bürtelmayr');</text:p>
      <text:p text:style-name="P6"/>
      <text:h text:style-name="Heading_20_2" text:outline-level="2"><text:bookmark-start text:name="__RefHeading___Toc505_1501606415"/>ABGABE: <text:span text:style-name="T4">is_da</text:span><text:span text:style-name="T6">_MUSTERMANN_4</text:span><text:span text:style-name="T4">X</text:span><text:span text:style-name="T6">HEL.sql</text:span><text:bookmark-end text:name="__RefHeading___Toc505_1501606415"/></text:h>
      <text:p text:style-name="P6"><text:span text:style-name="T6">D</text:span><text:span text:style-name="T4">iese Datei bitte verläßlich abgeb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loext:contextual-spacing="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style:page-number="auto" fo:background-color="transparent" fo:padding="0cm" fo:border-left="none" fo:border-right="none" fo:border-top="none" fo:border-bottom="2.49pt solid #993366" style:shadow="none">
        <style:drop-cap/>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 style:family="paragraph" style:parent-style-name="Standard" style:class="extra">
      <loext:graphic-properties draw:fill="none" draw:fill-color="#99ccff"/>
      <style:paragraph-properties fo:background-color="transparent" fo:padding="0cm" fo:border-left="none" fo:border-right="none" fo:border-top="none" fo:border-bottom="0.06pt solid #000000" style:shadow="none"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fo:padding="0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loext:graphic-properties draw:fill="none" draw:fill-color="#99ccff"/>
      <style:paragraph-properties fo:background-color="transparent" fo:padding="0.049cm" fo:border="0.06pt solid #000000" style:shadow="none"/>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199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de" style:family="paragraph" style:class="text" style:master-page-name="">
      <loext:graphic-properties draw:fill="solid" draw:fill-color="#ccffff" draw:opacity="100%"/>
      <style:paragraph-properties style:page-number="auto" fo:background-color="#ccffff" fo:padding="0.049cm" fo:border="0.06pt solid #993366" style:shadow="none"/>
      <style:text-properties style:font-name="Courier New" fo:font-family="'Courier New'" style:font-style-name="Standard" style:font-family-generic="modern" style:font-pitch="fixed" fo:font-size="10pt" fo:font-weight="bold"/>
    </style:style>
    <style:style style:name="aufgabe" style:family="paragraph" style:parent-style-name="Standard" style:class="text">
      <loext:graphic-properties draw:fill="solid" draw:fill-color="#ccffff" draw:opacity="100%"/>
      <style:paragraph-properties fo:background-color="#ccffff" fo:padding="0.049cm" fo:border="0.06pt solid #993366" style:shadow="none"/>
      <style:text-properties fo:font-size="10pt"/>
    </style:style>
    <style:style style:name="merke" style:family="paragraph" style:parent-style-name="aufgabe" style:next-style-name="Standard" style:class="text">
      <loext:graphic-properties draw:fill="solid" draw:fill-color="#ffffcc" draw:opacity="100%"/>
      <style:paragraph-properties fo:background-color="#ffffcc" style:shadow="none">
        <style:drop-cap/>
      </style:paragraph-properties>
    </style:style>
    <style:style style:name="Rechtsgrundlagenverzeichnis" style:family="paragraph" style:parent-style-name="Standard">
      <style:paragraph-properties fo:margin-top="0cm" fo:margin-bottom="0.423cm" loext: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loext:graphic-properties draw:fill="solid" draw:fill-color="#ffffff" draw:opacity="100%"/>
      <style:paragraph-properties fo:orphans="2" fo:widows="2" fo:background-color="#ffffff" fo:padding-left="0.141cm" fo:padding-right="0.141cm" fo:padding-top="0.035cm" fo:padding-bottom="0.035cm" fo:border="0.51pt solid #000000"/>
      <style:text-properties style:use-window-font-color="true" style:font-name="Courier New1"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1" fo:font-family="'Courier New'" style:font-family-generic="modern" fo:font-size="10pt" style:font-size-asian="10pt" style:font-name-complex="Courier New1"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loext:graphic-properties draw:fill="none" draw:fill-color="#99ccff"/>
      <style:paragraph-properties fo:background-color="transparent" fo:padding="0cm" fo:border-left="none" fo:border-right="none" fo:border-top="none" fo:border-bottom="0.06pt solid #993366" style:shadow="none">
        <style:tab-stops/>
        <style:drop-cap/>
      </style:paragraph-properties>
      <style:text-properties fo:font-size="10pt" fo:font-weight="bold"/>
    </style:style>
    <style:style style:name="Heading_20_4" style:display-name="Heading 4" style:family="paragraph" style:parent-style-name="Heading_20_3" style:next-style-name="Text_20_body" style:default-outline-level="4" style:class="text">
      <style:text-properties style:font-name="Verdana2" fo:font-family="Verdana" style:font-style-name="Standard" style:font-family-generic="swiss" style:font-pitch="variable" fo:font-size="85%" fo:font-style="normal" fo:font-weight="normal"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Example"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1"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1"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1"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1"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1"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1"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line-through-type="none" style:text-underline-style="solid" style:text-underline-width="auto" style:text-underline-color="font-color" fo:font-weight="bold" fo:background-color="transparent"/>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5cm" fo:margin-bottom="1.45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Informatik<text:tab/><text:file-name text:display="name">AB-03-diplomarbeiten</text:file-name><text:tab/>Arbeitsunterlage</text:p>
      </style:header>
      <style:footer>
        <text:p text:style-name="Footer">Informatik<text:tab/><text:tab/><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60bfb1526849283ce2491346ed2aa51c465abfe6</meta:generator>
    <meta:creation-date>2016-04-13T10:28:10.144171720</meta:creation-date>
    <meta:editing-cycles>7</meta:editing-cycles>
    <meta:editing-duration>PT33M49S</meta:editing-duration>
    <meta:initial-creator>hofmann </meta:initial-creator>
    <dc:date>2018-06-04T21:44:30.900054836</dc:date>
    <meta:document-statistic meta:table-count="1" meta:image-count="0" meta:object-count="0" meta:page-count="6" meta:paragraph-count="206" meta:word-count="1203" meta:character-count="9497" meta:non-whitespace-character-count="8459"/>
    <meta:user-defined meta:name="Info 1"/>
    <meta:user-defined meta:name="Info 2"/>
    <meta:user-defined meta:name="Info 3"/>
    <meta:user-defined meta:name="Info 4"/>
    <meta:template xlink:type="simple" xlink:actuate="onRequest" xlink:title="arbeitsunterlage" xlink:href="../../../../../../../../../../home/hofmann/.config/libreoffice/4/user/template/arbeitsunterlage.ott" meta:date="2016-04-13T10:28:07.192957120"/>
  </office:meta>
</office:document-meta>
</file>